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ro1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eriod (ms)</text:p>
          </table:table-cell>
          <table:table-cell office:value-type="string">
            <text:p>WCET (ms)</text:p>
          </table:table-cell>
          <table:table-cell office:value-type="string">
            <text:p>WCEC (nAh)</text:p>
          </table:table-cell>
          <table:table-cell office:value-type="string">
            <text:p>25-days (mAh)</text:p>
          </table:table-cell>
          <table:table-cell table:formula="of:=25*24*3600" office:value-type="float" office:value="2160000">
            <text:p>2160000</text:p>
          </table:table-cell>
          <table:table-cell office:value-type="string">
            <text:p>&lt;=segundos em 25 dias</text:p>
          </table:table-cell>
        </table:table-row>
        <table:table-row table:style-name="ro1">
          <table:table-cell office:value-type="string">
            <text:p>Sense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office:value-type="float" office:value="10.584">
            <text:p>10,584</text:p>
          </table:table-cell>
          <table:table-cell table:style-name="ce3" table:formula="of:=((1000/[.B2])*[.D2]*[.$F$1])/1000000" office:value-type="float" office:value="22.86144">
            <text:p>22,8614</text:p>
          </table:table-cell>
          <table:table-cell table:number-columns-repeated="2"/>
        </table:table-row>
        <table:table-row table:style-name="ro1">
          <table:table-cell office:value-type="string">
            <text:p>Forward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268.056">
            <text:p>268,056</text:p>
          </table:table-cell>
          <table:table-cell table:style-name="ce3" table:formula="of:=((1000/[.B3])*[.D3]*[.$F$1])/1000000" office:value-type="float" office:value="579.00096">
            <text:p>579,0010</text:p>
          </table:table-cell>
          <table:table-cell table:number-columns-repeated="2"/>
        </table:table-row>
        <table:table-row table:style-name="ro1">
          <table:table-cell office:value-type="string">
            <text:p>Collector</text:p>
          </table:table-cell>
          <table:table-cell office:value-type="float" office:value="5">
            <text:p>5</text:p>
          </table:table-cell>
          <table:table-cell office:value-type="float" office:value="0.0000453">
            <text:p>0,0000453</text:p>
          </table:table-cell>
          <table:table-cell office:value-type="float" office:value="0.000004156">
            <text:p>0,000004156</text:p>
          </table:table-cell>
          <table:table-cell table:formula="of:=((1000/[.B4])*[.D4]*[.$F$1])/1000000" office:value-type="float" office:value="0.001795392">
            <text:p>0,0018</text:p>
          </table:table-cell>
          <table:table-cell table:number-columns-repeated="2"/>
        </table:table-row>
        <table:table-row table:style-name="ro1">
          <table:table-cell office:value-type="string">
            <text:p>LPL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0.000001111">
            <text:p>0,000001111</text:p>
          </table:table-cell>
          <table:table-cell table:formula="of:=((1000/[.B5])*[.D5]*[.$F$1])/1000000" office:value-type="float" office:value="0.000479952">
            <text:p>0,0005</text:p>
          </table:table-cell>
          <table:table-cell table:number-columns-repeated="2"/>
        </table:table-row>
        <table:table-row table:style-name="ro1">
          <table:table-cell office:value-type="string">
            <text:p>Route</text:p>
          </table:table-cell>
          <table:table-cell table:style-name="ce1"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490.278">
            <text:p>490,278</text:p>
          </table:table-cell>
          <table:table-cell table:style-name="ce3" table:formula="of:=((1000/[.B6])*[.D6]*[.$F$1])/1000000" office:value-type="float" office:value="21180.0096">
            <text:p>21180,0096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Mandatory</text:p>
          </table:table-cell>
          <table:table-cell table:formula="of:=SUM([.E2:.E4])" office:value-type="float" office:value="601.864195392">
            <text:p>601,8642</text:p>
          </table:table-cell>
          <table:table-cell table:number-columns-repeated="2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7">27/07/2012</text:date>, <text:time>17:56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liones Hoeller Jr.</meta:initial-creator>
    <meta:creation-date>2012-07-27T17:27:34</meta:creation-date>
    <dc:date>2012-07-27T17:56:47</dc:date>
    <dc:creator>Arliones Hoeller Jr.</dc:creator>
    <meta:editing-duration>PT29M13S</meta:editing-duration>
    <meta:editing-cycles>1</meta:editing-cycles>
    <meta:document-statistic meta:table-count="3" meta:cell-count="33" meta:object-count="0"/>
    <meta:generator>OpenOffice.org/3.4$Unix OpenOffice.org_project/340m1$Build-9590</meta:generator>
  </office:meta>
</office:document-meta>
</file>